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style>
    <style:style style:name="P2" style:family="paragraph" style:parent-style-name="Text_20_body">
      <style:text-properties officeooo:paragraph-rsid="00019e46"/>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ext-properties officeooo:paragraph-rsid="00024322"/>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size="20pt" fo:font-weight="bold" officeooo:paragraph-rsid="00024322"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0pt" fo:font-weight="bold" officeooo:paragraph-rsid="00024322" style:font-size-asian="20pt" style:font-weight-asian="bold" style:font-size-complex="20pt" style:font-weight-complex="bold"/>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paragraph-properties fo:text-align="start" style:justify-single-word="false"/>
      <style:text-properties fo:font-size="20pt" fo:font-weight="bold" officeooo:paragraph-rsid="00024322" style:font-size-asian="20pt" style:font-weight-asian="bold" style:font-size-complex="20pt" style:font-weight-complex="bold"/>
    </style:style>
    <style:style style:name="T1" style:family="text">
      <style:text-properties officeooo:rsid="0000bf83"/>
    </style:style>
    <style:style style:name="T2" style:family="text">
      <style:text-properties fo:color="#c9211e" loext:opacity="100%"/>
    </style:style>
    <style:style style:name="T3" style:family="text">
      <style:text-properties fo:color="#c9211e" loext:opacity="100%" officeooo:rsid="00024322"/>
    </style:style>
    <style:style style:name="T4" style:family="text">
      <style:text-properties officeooo:rsid="0003ba6f"/>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ppium &amp; Selenium Research</text:p>
      <text:p text:style-name="P3"/>
      <text:p text:style-name="P3"/>
      <text:p text:style-name="P4"/>
      <text:p text:style-name="P10"><text:span text:style-name="T3">1. Selenium</text:span><text:span text:style-name="T2"> Research</text:span></text:p>
      <text:p text:style-name="P5"/>
      <text:p text:style-name="Horizontal_20_Line"><text:span text:style-name="Strong_20_Emphasis"/></text:p>
      <text:h text:style-name="Heading_20_3" text:outline-level="3">1. Environment Setup</text:h>
      <text:p text:style-name="P2">Installed Java (JDK 25), Maven, IntelliJ IDEA, Chrome, and ChromeDriver on Linux. Fixed ChromeDriver version mismatch and sandbox issues so Selenium could run properly.</text:p>
      <text:p text:style-name="Horizontal_20_Line"/>
      <text:h text:style-name="Heading_20_3" text:outline-level="3">2. Selenium Project Setup</text:h>
      <text:p text:style-name="Text_20_body">Created a Maven Selenium project in IntelliJ and organized code into separate classes for different test cases.</text:p>
      <text:p text:style-name="Horizontal_20_Line"/>
      <text:h text:style-name="Heading_20_3" text:outline-level="3">3. Local Website Testing</text:h>
      <text:p text:style-name="Text_20_body">Created a simple login HTML page and hosted it on <text:span text:style-name="Source_20_Text">localhost</text:span> using <text:span text:style-name="Source_20_Text">npx serve</text:span> to simulate real web application testing.</text:p>
      <text:p text:style-name="Horizontal_20_Line"/>
      <text:h text:style-name="Heading_20_3" text:outline-level="3">4. Login Automation &amp; Validation</text:h>
      <text:p text:style-name="Text_20_body">Tested login functionality by entering username and password, clicking the login button, and validating the result message. Verified both <text:span text:style-name="Strong_20_Emphasis">valid</text:span> and <text:span text:style-name="Strong_20_Emphasis">invalid</text:span> credential scenarios by checking the displayed success or error message.</text:p>
      <text:p text:style-name="Horizontal_20_Line"/>
      <text:h text:style-name="Heading_20_3" text:outline-level="3">5. YouTube Automation</text:h>
      <text:p text:style-name="Text_20_body">Automated YouTube search by entering a keyword in the search box and triggering the search using the Enter key.</text:p>
      <text:p text:style-name="Horizontal_20_Line"/>
      <text:h text:style-name="Heading_20_3" text:outline-level="3">6. Test Scenarios Covered</text:h>
      <text:list text:style-name="L1">
        <text:list-item>
          <text:p text:style-name="P11">Username and password input testing</text:p>
        </text:list-item>
        <text:list-item>
          <text:p text:style-name="P11">Button click functionality</text:p>
        </text:list-item>
        <text:list-item>
          <text:p text:style-name="P11">Result message validation</text:p>
        </text:list-item>
        <text:list-item>
          <text:p text:style-name="P11">Page navigation and browser interaction</text:p>
        </text:list-item>
      </text:list>
      <text:h text:style-name="Heading_20_3" text:outline-level="3"><text:soft-page-break/>7. Concepts Learned</text:h>
      <text:p text:style-name="Text_20_body">Learned Selenium WebDriver basics, element locators (<text:span text:style-name="Source_20_Text">id</text:span>, <text:span text:style-name="Source_20_Text">name</text:span>), keyboard actions, browser launch and close, and basic test flow.</text:p>
      <text:h text:style-name="Heading_20_3" text:outline-level="3"><text:span text:style-name="T1">8</text:span>. Issues &amp; Fixes</text:h>
      <text:p text:style-name="Text_20_body">Faced ChromeDriver version mismatch and Linux sandbox errors. Resolved by using matching ChromeDriver version and required Chrome options.</text:p>
      <text:p text:style-name="Text_20_body"/>
      <text:p text:style-name="Text_20_body"/>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ext:soft-page-break/><text:span text:style-name="T3">2. </text:span><text:span text:style-name="T2">Appium Research</text:span></text:p>
      <text:p text:style-name="P8"><text:span text:style-name="T2"/></text:p>
      <text:p text:style-name="P6"/>
      <text:h text:style-name="Heading_20_2" text:outline-level="2">1. Environment Setup</text:h>
      <text:p text:style-name="Text_20_body">Installed and configured Appium on Linux along with required dependencies such as Node.js, npm, Android SDK, ADB, Java (JDK 25), and Appium Inspector. Set up Appium Server and verified device connectivity using ADB. Configured Genymotion emulator and VirtualBox for virtual device testing.</text:p>
      <text:p text:style-name="Horizontal_20_Line"/>
      <text:h text:style-name="Heading_20_2" text:outline-level="2">2. Appium Project Setup</text:h>
      <text:p text:style-name="Text_20_body">Created a Maven-based Appium automation project in IntelliJ IDEA. Integrated Appium Java Client and Selenium dependencies. Structured the project using separate packages for test cases, utilities, and driver configuration.</text:p>
      <text:p text:style-name="Horizontal_20_Line"/>
      <text:h text:style-name="Heading_20_2" text:outline-level="2">3. Device &amp; Emulator Configuration</text:h>
      <text:p text:style-name="Text_20_body">Connected real Android devices and Genymotion emulators to Appium using ADB. Configured desired capabilities using UiAutomator2Options such as device name, UDID, platform version, app package, and app activity.</text:p>
      <text:p text:style-name="Horizontal_20_Line"/>
      <text:h text:style-name="Heading_20_2" text:outline-level="2">4. Application Testing</text:h>
      <text:p text:style-name="Text_20_body">Automated native Android applications including:</text:p>
      <text:list text:style-name="L2">
        <text:list-item>
          <text:p text:style-name="P12">Calculator application</text:p>
        </text:list-item>
        <text:list-item>
          <text:p text:style-name="P12">Phone/Dialer application</text:p>
        </text:list-item>
        <text:list-item>
          <text:p text:style-name="P12"><text:span text:style-name="T4">Alaram</text:span> application</text:p>
        </text:list-item>
      </text:list>
      <text:p text:style-name="Text_20_body">Performed basic operations such as button clicks, number input, dialing calls, and navigation between screens.</text:p>
      <text:p text:style-name="Horizontal_20_Line"/>
      <text:h text:style-name="Heading_20_2" text:outline-level="2">5. Element Inspection &amp; Locator Strategy</text:h>
      <text:p text:style-name="Text_20_body">Used Appium Inspector and UIAutomator Viewer to inspect mobile UI elements. Identified and applied different locator strategies including:</text:p>
      <text:list text:style-name="L3">
        <text:list-item>
          <text:p text:style-name="P13">Resource ID</text:p>
        </text:list-item>
        <text:list-item>
          <text:p text:style-name="P13">Accessibility ID</text:p>
        </text:list-item>
        <text:list-item>
          <text:p text:style-name="P13"><text:soft-page-break/>XPath</text:p>
        </text:list-item>
        <text:list-item>
          <text:p text:style-name="P13">Class Name</text:p>
        </text:list-item>
        <text:list-item>
          <text:p text:style-name="P13">UIAutomator</text:p>
        </text:list-item>
      </text:list>
      <text:p text:style-name="Text_20_body">Followed best practices by prioritizing ID and Accessibility ID over XPath.</text:p>
      <text:p text:style-name="Horizontal_20_Line"/>
      <text:h text:style-name="Heading_20_2" text:outline-level="2">6. Automation Scenarios Implemented</text:h>
      <text:p text:style-name="Text_20_body">Developed and executed various mobile automation scenarios such as:</text:p>
      <text:list text:style-name="L4">
        <text:list-item>
          <text:p text:style-name="P14">Launching and closing applications</text:p>
        </text:list-item>
        <text:list-item>
          <text:p text:style-name="P14">Performing arithmetic operations in Calculator</text:p>
        </text:list-item>
        <text:list-item>
          <text:p text:style-name="P14">Making and ending calls in Dialer app</text:p>
        </text:list-item>
        <text:list-item>
          <text:p text:style-name="P14">Handling permissions automatically</text:p>
        </text:list-item>
        <text:list-item>
          <text:p text:style-name="P14">Navigating between screens</text:p>
        </text:list-item>
      </text:list>
      <text:p text:style-name="Horizontal_20_Line"/>
      <text:h text:style-name="Heading_20_2" text:outline-level="2">7. Wait Handling &amp; Synchronization</text:h>
      <text:p text:style-name="Text_20_body">Implemented synchronization using Explicit Wait (WebDriverWait) to handle dynamic loading of elements. Avoided excessive use of Thread.sleep and applied ExpectedConditions to ensure element visibility and clickability.</text:p>
      <text:p text:style-name="Horizontal_20_Line"/>
      <text:h text:style-name="Heading_20_2" text:outline-level="2">8. Error Handling &amp; Fallback Mechanisms</text:h>
      <text:p text:style-name="Text_20_body">Handled exceptions using try-catch blocks and implemented fallback locators for unstable elements. Designed reusable methods for safe clicking and element interaction to improve test stability.</text:p>
      <text:p text:style-name="Horizontal_20_Line"/>
      <text:h text:style-name="Heading_20_2" text:outline-level="2">9. Parallel &amp; Cross-Platform Concepts</text:h>
      <text:p text:style-name="Text_20_body">Learned basic concepts of parallel execution using TestNG and ThreadLocal drivers. Studied cross-platform automation using AppiumDriver for both Android and iOS testing.</text:p>
      <text:p text:style-name="Horizontal_20_Line"/>
      <text:h text:style-name="Heading_20_2" text:outline-level="2">10. Performance Analysis</text:h>
      <text:p text:style-name="Text_20_body">Analyzed locator performance using Appium Inspector’s response time feature. Compared execution times of different locators and optimized tests by selecting faster and more reliable strategies.</text:p>
      <text:p text:style-name="Horizontal_20_Line"/>
      <text:h text:style-name="Heading_20_2" text:outline-level="2"><text:soft-page-break/>11. Issues &amp; Fixes</text:h>
      <text:p text:style-name="Text_20_body">Encountered and resolved multiple environment and runtime issues, including:</text:p>
      <text:list text:style-name="L5">
        <text:list-item>
          <text:p text:style-name="P15">VirtualBox kernel driver errors</text:p>
        </text:list-item>
        <text:list-item>
          <text:p text:style-name="P15">Secure Boot blocking VirtualBox modules</text:p>
        </text:list-item>
        <text:list-item>
          <text:p text:style-name="P15">ADB connection failures</text:p>
        </text:list-item>
        <text:list-item>
          <text:p text:style-name="P15">App package and activity detection issues</text:p>
        </text:list-item>
        <text:list-item>
          <text:p text:style-name="P15">Element not found exceptions</text:p>
        </text:list-item>
      </text:list>
      <text:p text:style-name="Text_20_body">Resolved these issues by installing proper kernel headers, disabling Secure Boot, rebuilding drivers, and using correct application details.</text:p>
      <text:p text:style-name="Horizontal_20_Line"/>
      <text:h text:style-name="Heading_20_2" text:outline-level="2">12. Concepts Learned</text:h>
      <text:p text:style-name="Text_20_body">Through Appium research and practice, gained understanding of:</text:p>
      <text:list text:style-name="L6">
        <text:list-item>
          <text:p text:style-name="P16">Mobile automation architecture</text:p>
        </text:list-item>
        <text:list-item>
          <text:p text:style-name="P16">Desired capabilities and UiAutomator2Options</text:p>
        </text:list-item>
        <text:list-item>
          <text:p text:style-name="P16">AndroidDriver, IOSDriver, and AppiumDriver usage</text:p>
        </text:list-item>
        <text:list-item>
          <text:p text:style-name="P16">Mobile gestures and interactions</text:p>
        </text:list-item>
        <text:list-item>
          <text:p text:style-name="P16">Emulator and real device testing</text:p>
        </text:list-item>
        <text:list-item>
          <text:p text:style-name="P16">Locator optimization techniques</text:p>
        </text:list-item>
        <text:list-item>
          <text:p text:style-name="P16">Debugging and log analysis</text:p>
        </text:list-item>
      </text:list>
      <text:p text:style-name="Horizontal_20_Line"/>
      <text:h text:style-name="Heading_20_2" text:outline-level="2">13. Tools &amp; Technologies Used</text:h>
      <text:list text:style-name="L7">
        <text:list-item>
          <text:p text:style-name="P17">Appium Server</text:p>
        </text:list-item>
        <text:list-item>
          <text:p text:style-name="P17">Appium Inspector</text:p>
        </text:list-item>
        <text:list-item>
          <text:p text:style-name="P17">Android SDK &amp; ADB</text:p>
        </text:list-item>
        <text:list-item>
          <text:p text:style-name="P17">Genymotion Emulator</text:p>
        </text:list-item>
        <text:list-item>
          <text:p text:style-name="P17">VirtualBox</text:p>
        </text:list-item>
        <text:list-item>
          <text:p text:style-name="P17">Java</text:p>
        </text:list-item>
        <text:list-item>
          <text:p text:style-name="P17">Maven</text:p>
        </text:list-item>
        <text:list-item>
          <text:p text:style-name="P17">IntelliJ IDEA</text:p>
        </text:list-item>
        <text:list-item>
          <text:p text:style-name="P17">TestNG</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2T01:41:32.870062595</meta:creation-date>
    <dc:date>2026-02-03T01:24:17.708786188</dc:date>
    <meta:editing-duration>PT4H13M10S</meta:editing-duration>
    <meta:editing-cycles>5</meta:editing-cycles>
    <meta:generator>LibreOffice/24.2.7.2$Linux_X86_64 LibreOffice_project/420$Build-2</meta:generator>
    <meta:document-statistic meta:table-count="0" meta:image-count="0" meta:object-count="0" meta:page-count="5" meta:paragraph-count="84" meta:word-count="690" meta:character-count="4798" meta:non-whitespace-character-count="4230"/>
  </office:meta>
</office:document-meta>
</file>